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1.B1" style:family="table-cell">
      <style:table-cell-properties fo:background-color="#9999ff" fo:padding="0.097cm" fo:border="0.05pt solid #000000">
        <style:background-image/>
      </style:table-cell-properties>
    </style:style>
    <style:style style:name="Table1.A2" style:family="table-cell">
      <style:table-cell-properties fo:background-color="#9999ff" fo:padding="0.097cm" fo:border-left="0.05pt solid #000000" fo:border-right="none" fo:border-top="none" fo:border-bottom="0.05pt solid #000000">
        <style:background-image/>
      </style:table-cell-properties>
    </style:style>
    <style:style style:name="Table1.B2" style:family="table-cell">
      <style:table-cell-properties fo:background-color="#9999ff" fo:padding="0.097cm" fo:border-left="0.05pt solid #000000" fo:border-right="0.05pt solid #000000" fo:border-top="none" fo:border-bottom="0.05pt solid #000000">
        <style:background-image/>
      </style:table-cell-properties>
    </style:style>
    <style:style style:name="P1" style:family="paragraph" style:parent-style-name="Title">
      <style:text-properties style:font-name="Century Schoolbook L"/>
    </style:style>
    <style:style style:name="P2" style:family="paragraph" style:parent-style-name="Text_20_body">
      <style:text-properties style:font-name="Century Schoolbook L" officeooo:rsid="001baa88" officeooo:paragraph-rsid="001baa88"/>
    </style:style>
    <style:style style:name="P3" style:family="paragraph" style:parent-style-name="Text_20_body">
      <style:text-properties style:font-name="Century Schoolbook L" officeooo:paragraph-rsid="001baa88"/>
    </style:style>
    <style:style style:name="P4" style:family="paragraph" style:parent-style-name="Subtitle">
      <style:text-properties style:font-name="Century Schoolbook L" officeooo:rsid="001baa88" officeooo:paragraph-rsid="001baa88"/>
    </style:style>
    <style:style style:name="P5" style:family="paragraph" style:parent-style-name="Table_20_Contents">
      <style:text-properties fo:font-weight="bold" officeooo:rsid="001d3f2b" officeooo:paragraph-rsid="001d3f2b" style:font-weight-asian="bold" style:font-weight-complex="bold"/>
    </style:style>
    <style:style style:name="P6" style:family="paragraph" style:parent-style-name="Table_20_Contents">
      <style:text-properties officeooo:rsid="001d3f2b" officeooo:paragraph-rsid="001d3f2b"/>
    </style:style>
    <style:style style:name="P7" style:family="paragraph" style:parent-style-name="Text_20_body">
      <style:text-properties fo:font-variant="normal" fo:text-transform="none" fo:color="#000000" style:font-name="Century Schoolbook L" fo:letter-spacing="normal" officeooo:rsid="001baa88" officeooo:paragraph-rsid="001baa88" fo:background-color="#ffffff"/>
    </style:style>
    <style:style style:name="P8" style:family="paragraph" style:parent-style-name="Text_20_body">
      <style:text-properties fo:font-variant="normal" fo:text-transform="none" fo:color="#000000" style:font-name="Century Schoolbook L" fo:letter-spacing="normal" officeooo:rsid="001d3f2b" officeooo:paragraph-rsid="001d3f2b" fo:background-color="#ffffff"/>
    </style:style>
    <style:style style:name="P9" style:family="paragraph" style:parent-style-name="Text_20_body">
      <style:text-properties style:font-name="Century Schoolbook L" officeooo:rsid="001d3f2b" officeooo:paragraph-rsid="001d3f2b"/>
    </style:style>
    <style:style style:name="P10" style:family="paragraph" style:parent-style-name="Text_20_body" style:list-style-name="L1">
      <style:text-properties style:font-name="Century Schoolbook L" officeooo:rsid="001d3f2b" officeooo:paragraph-rsid="001d3f2b"/>
    </style:style>
    <style:style style:name="P11" style:family="paragraph" style:parent-style-name="Heading_20_1">
      <style:text-properties style:font-name="Century Schoolbook L" officeooo:rsid="001baa88" officeooo:paragraph-rsid="001baa88"/>
    </style:style>
    <style:style style:name="P12" style:family="paragraph" style:parent-style-name="Heading_20_1">
      <style:text-properties style:font-name="Century Schoolbook L" officeooo:rsid="001d3f2b" officeooo:paragraph-rsid="001d3f2b"/>
    </style:style>
    <style:style style:name="T1" style:family="text">
      <style:text-properties fo:font-style="italic" style:font-style-asian="italic" style:font-style-complex="italic"/>
    </style:style>
    <style:style style:name="T2" style:family="text">
      <style:text-properties fo:font-variant="normal" fo:text-transform="none" fo:color="#000000" fo:letter-spacing="normal" fo:background-color="#ffffff" loext:char-shading-value="0"/>
    </style:style>
    <style:style style:name="T3" style:family="text">
      <style:text-properties fo:font-variant="normal" fo:text-transform="none" fo:color="#000000" fo:font-size="10.5pt" fo:letter-spacing="normal" fo:font-style="normal" fo:font-weight="normal" fo:background-color="#ffffff" loext:char-shading-value="0"/>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41cm" fo:text-indent="-0.635cm" fo:margin-left="1.7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cm" fo:text-indent="-0.635cm" fo:margin-left="2.37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11cm" fo:text-indent="-0.635cm" fo:margin-left="3.01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46cm" fo:text-indent="-0.635cm" fo:margin-left="3.64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81cm" fo:text-indent="-0.635cm" fo:margin-left="4.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16cm" fo:text-indent="-0.635cm" fo:margin-left="4.9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51cm" fo:text-indent="-0.635cm" fo:margin-left="5.5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86cm" fo:text-indent="-0.635cm" fo:margin-left="6.18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21cm" fo:text-indent="-0.635cm" fo:margin-left="6.82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56cm" fo:text-indent="-0.635cm" fo:margin-left="7.45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Python </text:p>
      <text:p text:style-name="P4">Lab Exercise 1</text:p>
      <text:p text:style-name="P2"/>
      <text:p text:style-name="P2"/>
      <text:h text:style-name="P11" text:outline-level="1">1. <text:s/>Calculate the <text:s/>Volume of a sphere</text:h>
      <text:p text:style-name="P3"/>
      <text:p text:style-name="P2">A. Write a small program that will calculate the volume of a sphere. <text:s/>Use floating point values rather than integer values for the calculations. </text:p>
      <text:p text:style-name="P2">Recall that the equation needed to calculate the volume of a sphere is:</text:p>
      <text:p text:style-name="P2"><draw:frame draw:style-name="fr1" draw:name="Object1" text:anchor-type="as-char" svg:y="-0.437cm" svg:width="1.656cm" svg:height="0.527cm" draw:z-index="0"><draw:object xlink:href="./Object 1" xlink:type="simple" xlink:show="embed" xlink:actuate="onLoad"/><draw:image xlink:href="./ObjectReplacements/Object 1" xlink:type="simple" xlink:show="embed" xlink:actuate="onLoad"/></draw:frame></text:p>
      <text:p text:style-name="P2"><text:s/>You will need to create a constant variable called <text:span text:style-name="T1">PI</text:span>. <text:s/>Use the following value for this constant. <text:s/></text:p>
      <text:p text:style-name="P2"><text:span text:style-name="T3">3.1415926535897931</text:span><text:span text:style-name="T2"> </text:span></text:p>
      <text:p text:style-name="P7">Set the radius of the sphere equal to the value of 3. <text:s/></text:p>
      <text:p text:style-name="P7">B. <text:s/>Modify the program. <text:s/>Allow the user to input the value of the radius rather than setting it manually. </text:p>
      <text:p text:style-name="P7">C. <text:s/>Modify the program again. <text:s/>Add two functions to calculate the circumference and the area of the sphere. <text:s/>The formulas for those are:</text:p>
      <text:p text:style-name="P7">Area:</text:p>
      <text:p text:style-name="P7"><draw:frame draw:style-name="fr1" draw:name="Object2" text:anchor-type="as-char" svg:y="-0.439cm" svg:width="1.254cm" svg:height="0.531cm" draw:z-index="1"><draw:object xlink:href="./Object 2" xlink:type="simple" xlink:show="embed" xlink:actuate="onLoad"/><draw:image xlink:href="./ObjectReplacements/Object 2" xlink:type="simple" xlink:show="embed" xlink:actuate="onLoad"/></draw:frame></text:p>
      <text:p text:style-name="P8">Circumference:</text:p>
      <text:p text:style-name="P8"><draw:frame draw:style-name="fr1" draw:name="Object3" text:anchor-type="as-char" svg:y="-0.377cm" svg:width="1.386cm" svg:height="0.469cm" draw:z-index="2"><draw:object xlink:href="./Object 3" xlink:type="simple" xlink:show="embed" xlink:actuate="onLoad"/><draw:image xlink:href="./ObjectReplacements/Object 3" xlink:type="simple" xlink:show="embed" xlink:actuate="onLoad"/></draw:frame></text:p>
      <text:p text:style-name="P8"/>
      <text:h text:style-name="P12" text:outline-level="1"><text:soft-page-break/></text:h>
      <text:h text:style-name="P12" text:outline-level="1">1a. <text:s/>Changing shapes</text:h>
      <text:p text:style-name="P9">A. <text:s/>Modify the program yet again. <text:s/>Allow the user to choose one of the following shapes:</text:p>
      <text:list xml:id="list388660843472318844" text:style-name="L1">
        <text:list-item>
          <text:p text:style-name="P10">Sphere</text:p>
        </text:list-item>
        <text:list-item>
          <text:p text:style-name="P10">Circle</text:p>
        </text:list-item>
        <text:list-item>
          <text:p text:style-name="P10">Rectangle</text:p>
        </text:list-item>
        <text:list-item>
          <text:p text:style-name="P10">Square</text:p>
        </text:list-item>
        <text:list-item>
          <text:p text:style-name="P10">Triangle</text:p>
        </text:list-item>
      </text:list>
      <text:p text:style-name="P9">This table will the formulas to calculate for each type of shape. </text:p>
      <text:p text:style-name="P9"/>
      <table:table table:name="Table1" table:style-name="Table1">
        <table:table-column table:style-name="Table1.A"/>
        <table:table-column table:style-name="Table1.B"/>
        <table:table-row>
          <table:table-cell table:style-name="Table1.A1" office:value-type="string">
            <text:p text:style-name="P5">Shape</text:p>
          </table:table-cell>
          <table:table-cell table:style-name="Table1.B1" office:value-type="string">
            <text:p text:style-name="P5">Formulas</text:p>
          </table:table-cell>
        </table:table-row>
        <table:table-row>
          <table:table-cell table:style-name="Table1.A2" office:value-type="string">
            <text:p text:style-name="P6">Sphere</text:p>
          </table:table-cell>
          <table:table-cell table:style-name="Table1.B2" office:value-type="string">
            <text:p text:style-name="P6">Volume</text:p>
            <text:p text:style-name="P6">Area</text:p>
            <text:p text:style-name="P6">Circumference</text:p>
          </table:table-cell>
        </table:table-row>
        <table:table-row>
          <table:table-cell table:style-name="Table1.A2" office:value-type="string">
            <text:p text:style-name="P6">Circle</text:p>
          </table:table-cell>
          <table:table-cell table:style-name="Table1.B2" office:value-type="string">
            <text:p text:style-name="P6">Area</text:p>
            <text:p text:style-name="P6">Circumference</text:p>
          </table:table-cell>
        </table:table-row>
        <table:table-row>
          <table:table-cell table:style-name="Table1.A2" office:value-type="string">
            <text:p text:style-name="P6">Rectangle</text:p>
          </table:table-cell>
          <table:table-cell table:style-name="Table1.B2" office:value-type="string">
            <text:p text:style-name="P6">Area</text:p>
          </table:table-cell>
        </table:table-row>
        <table:table-row>
          <table:table-cell table:style-name="Table1.A2" office:value-type="string">
            <text:p text:style-name="P6">Square</text:p>
          </table:table-cell>
          <table:table-cell table:style-name="Table1.B2" office:value-type="string">
            <text:p text:style-name="P6">Area</text:p>
          </table:table-cell>
        </table:table-row>
        <table:table-row>
          <table:table-cell table:style-name="Table1.A2" office:value-type="string">
            <text:p text:style-name="P6">Triangle</text:p>
          </table:table-cell>
          <table:table-cell table:style-name="Table1.B2" office:value-type="string">
            <text:p text:style-name="P6">Area</text:p>
          </table:table-cell>
        </table:table-row>
      </table:table>
      <text:p text:style-name="Text_20_body"/>
      <text:p text:style-name="P9">Again, as before, allow the user to choose the basic measurements of each shape, i.e. radius for circles and spheres, width and height for rectangles, length for squares and width and height for triang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officeooo:rsid="001d3f2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22:33:30.421236405</meta:creation-date>
    <dc:date>2017-04-03T13:49:26.184195326</dc:date>
    <meta:editing-duration>PT1M28S</meta:editing-duration>
    <meta:editing-cycles>2</meta:editing-cycles>
    <meta:generator>LibreOffice/4.2.8.2$Linux_X86_64 LibreOffice_project/420m0$Build-2</meta:generator>
    <meta:document-statistic meta:table-count="1" meta:image-count="0" meta:object-count="3" meta:page-count="2" meta:paragraph-count="39" meta:word-count="213" meta:character-count="1240" meta:non-whitespace-character-count="1046"/>
  </office:meta>
</office:document-meta>
</file>

<file path=Object 1/content.xml><?xml version="1.0" encoding="utf-8"?>
<math xmlns="http://www.w3.org/1998/Math/MathML" display="block">
  <semantics>
    <mrow>
      <mrow>
        <mn>4</mn>
        <mo stretchy="false">/</mo>
        <mn>3</mn>
      </mrow>
      <mi mathvariant="normal">Π</mi>
      <mtext/>
      <msup>
        <mi>r</mi>
        <mn>3</mn>
      </msup>
    </mrow>
    <annotation encoding="StarMath 5.0">4/3%PI% r^3
</annotation>
  </semantics>
</math>
</file>

<file path=Object 2/content.xml><?xml version="1.0" encoding="utf-8"?>
<math xmlns="http://www.w3.org/1998/Math/MathML" display="block">
  <semantics>
    <mrow>
      <mn>4</mn>
      <mi mathvariant="normal">Π</mi>
      <mtext/>
      <msup>
        <mi>r</mi>
        <mn>2</mn>
      </msup>
    </mrow>
    <annotation encoding="StarMath 5.0">4%PI% r^2
</annotation>
  </semantics>
</math>
</file>

<file path=Object 3/content.xml><?xml version="1.0" encoding="utf-8"?>
<math xmlns="http://www.w3.org/1998/Math/MathML" display="block">
  <semantics>
    <mrow>
      <mn>2</mn>
      <mi mathvariant="normal">Π</mi>
      <mi mathvariant="normal">%</mi>
    </mrow>
    <annotation encoding="StarMath 5.0">2%PI%r
</annotation>
  </semantics>
</math>
</file>